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° du lancer</text:p>
          </table:table-cell>
          <table:table-cell office:value-type="string" calcext:value-type="string">
            <text:p>résultat</text:p>
          </table:table-cell>
          <table:table-cell office:value-type="string" calcext:value-type="string">
            <text:p>fréquence cumulée de 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2];&quot;1&quot;)/[.A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3];&quot;1&quot;)/[.A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4];&quot;1&quot;)/[.A4]" office:value-type="float" office:value="0.666666666666667" calcext:value-type="float">
            <text:p>0,6666666667</text:p>
          </table:table-cell>
          <table:table-cell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5];&quot;1&quot;)/[.A5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6];&quot;1&quot;)/[.A6]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7];&quot;1&quot;)/[.A7]" office:value-type="float" office:value="0.666666666666667" calcext:value-type="float">
            <text:p>0,6666666667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8];&quot;1&quot;)/[.A8]" office:value-type="float" office:value="0.571428571428571" calcext:value-type="float">
            <text:p>0,5714285714</text:p>
          </table:table-cell>
          <table:table-cell table:number-columns-repeated="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9];&quot;1&quot;)/[.A9]" office:value-type="float" office:value="0.625" calcext:value-type="float">
            <text:p>0,625</text:p>
          </table:table-cell>
          <table:table-cell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0];&quot;1&quot;)/[.A10]" office:value-type="float" office:value="0.666666666666667" calcext:value-type="float">
            <text:p>0,6666666667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1];&quot;1&quot;)/[.A11]"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2];&quot;1&quot;)/[.A12]" office:value-type="float" office:value="0.636363636363636" calcext:value-type="float">
            <text:p>0,6363636364</text:p>
          </table:table-cell>
          <table:table-cell table:number-columns-repeated="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3];&quot;1&quot;)/[.A13]" office:value-type="float" office:value="0.583333333333333" calcext:value-type="float">
            <text:p>0,5833333333</text:p>
          </table:table-cell>
          <table:table-cell table:number-columns-repeated="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4];&quot;1&quot;)/[.A14]" office:value-type="float" office:value="0.538461538461538" calcext:value-type="float">
            <text:p>0,5384615385</text:p>
          </table:table-cell>
          <table:table-cell table:number-columns-repeated="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5];&quot;1&quot;)/[.A15]" office:value-type="float" office:value="0.571428571428571" calcext:value-type="float">
            <text:p>0,5714285714</text:p>
          </table:table-cell>
          <table:table-cell office:value-type="string" calcext:value-type="string">
            <text:p>nombre de 0</text:p>
          </table:table-cell>
          <table:table-cell table:style-name="ce1" table:formula="of:=COUNTIF([.$B$2:.B150];&quot;0&quot;)" office:value-type="float" office:value="74" calcext:value-type="float">
            <text:p>74</text:p>
          </table:table-cell>
          <table:table-cell office:value-type="string" calcext:value-type="string">
            <text:p>fréquence de 0</text:p>
          </table:table-cell>
          <table:table-cell table:style-name="ce1" table:formula="of:=COUNTIF([.$B$2:.B150];&quot;0&quot;)/149" office:value-type="float" office:value="0.496644295302013" calcext:value-type="float">
            <text:p>0,4966442953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6];&quot;1&quot;)/[.A16]" office:value-type="float" office:value="0.533333333333333" calcext:value-type="float">
            <text:p>0,5333333333</text:p>
          </table:table-cell>
          <table:table-cell office:value-type="string" calcext:value-type="string">
            <text:p>nombre de 1</text:p>
          </table:table-cell>
          <table:table-cell table:style-name="ce1" table:formula="of:=COUNTIF([.$B$2:.B150];&quot;1&quot;)" office:value-type="float" office:value="75" calcext:value-type="float">
            <text:p>75</text:p>
          </table:table-cell>
          <table:table-cell office:value-type="string" calcext:value-type="string">
            <text:p>fréquence de 1</text:p>
          </table:table-cell>
          <table:table-cell table:style-name="ce1" table:formula="of:=COUNTIF([.$B$2:.B150];&quot;0&quot;)/149" office:value-type="float" office:value="0.496644295302013" calcext:value-type="float">
            <text:p>0,4966442953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7];&quot;1&quot;)/[.A17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8];&quot;1&quot;)/[.A18]" office:value-type="float" office:value="0.529411764705882" calcext:value-type="float">
            <text:p>0,5294117647</text:p>
          </table:table-cell>
          <table:table-cell table:number-columns-repeated="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9];&quot;1&quot;)/[.A19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20];&quot;1&quot;)/[.A20]" office:value-type="float" office:value="0.473684210526316" calcext:value-type="float">
            <text:p>0,4736842105</text:p>
          </table:table-cell>
          <table:table-cell table:number-columns-repeated="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21];&quot;1&quot;)/[.A21]" office:value-type="float" office:value="0.45" calcext:value-type="float">
            <text:p>0,45</text:p>
          </table:table-cell>
          <table:table-cell table:number-columns-repeated="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22];&quot;1&quot;)/[.A22]" office:value-type="float" office:value="0.476190476190476" calcext:value-type="float">
            <text:p>0,4761904762</text:p>
          </table:table-cell>
          <table:table-cell table:number-columns-repeated="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23];&quot;1&quot;)/[.A23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24];&quot;1&quot;)/[.A24]" office:value-type="float" office:value="0.478260869565217" calcext:value-type="float">
            <text:p>0,4782608696</text:p>
          </table:table-cell>
          <table:table-cell table:number-columns-repeated="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25];&quot;1&quot;)/[.A25]" office:value-type="float" office:value="0.458333333333333" calcext:value-type="float">
            <text:p>0,4583333333</text:p>
          </table:table-cell>
          <table:table-cell table:number-columns-repeated="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26];&quot;1&quot;)/[.A26]" office:value-type="float" office:value="0.48" calcext:value-type="float">
            <text:p>0,48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27];&quot;1&quot;)/[.A27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28];&quot;1&quot;)/[.A28]" office:value-type="float" office:value="0.481481481481481" calcext:value-type="float">
            <text:p>0,4814814815</text:p>
          </table:table-cell>
          <table:table-cell table:number-columns-repeated="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29];&quot;1&quot;)/[.A29]" office:value-type="float" office:value="0.464285714285714" calcext:value-type="float">
            <text:p>0,4642857143</text:p>
          </table:table-cell>
          <table:table-cell table:number-columns-repeated="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30];&quot;1&quot;)/[.A30]" office:value-type="float" office:value="0.482758620689655" calcext:value-type="float">
            <text:p>0,4827586207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31];&quot;1&quot;)/[.A31]" office:value-type="float" office:value="0.466666666666667" calcext:value-type="float">
            <text:p>0,4666666667</text:p>
          </table:table-cell>
          <table:table-cell table:number-columns-repeated="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32];&quot;1&quot;)/[.A32]" office:value-type="float" office:value="0.483870967741936" calcext:value-type="float">
            <text:p>0,4838709677</text:p>
          </table:table-cell>
          <table:table-cell table:number-columns-repeated="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33];&quot;1&quot;)/[.A33]" office:value-type="float" office:value="0.46875" calcext:value-type="float">
            <text:p>0,46875</text:p>
          </table:table-cell>
          <table:table-cell table:number-columns-repeated="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34];&quot;1&quot;)/[.A34]" office:value-type="float" office:value="0.484848484848485" calcext:value-type="float">
            <text:p>0,4848484848</text:p>
          </table:table-cell>
          <table:table-cell table:number-columns-repeated="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35];&quot;1&quot;)/[.A35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36];&quot;1&quot;)/[.A36]" office:value-type="float" office:value="0.514285714285714" calcext:value-type="float">
            <text:p>0,5142857143</text:p>
          </table:table-cell>
          <table:table-cell table:number-columns-repeated="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37];&quot;1&quot;)/[.A37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38];&quot;1&quot;)/[.A38]" office:value-type="float" office:value="0.513513513513513" calcext:value-type="float">
            <text:p>0,5135135135</text:p>
          </table:table-cell>
          <table:table-cell table:number-columns-repeated="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39];&quot;1&quot;)/[.A39]" office:value-type="float" office:value="0.526315789473684" calcext:value-type="float">
            <text:p>0,5263157895</text:p>
          </table:table-cell>
          <table:table-cell table:number-columns-repeated="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40];&quot;1&quot;)/[.A40]" office:value-type="float" office:value="0.512820512820513" calcext:value-type="float">
            <text:p>0,5128205128</text:p>
          </table:table-cell>
          <table:table-cell table:number-columns-repeated="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41];&quot;1&quot;)/[.A41]" office:value-type="float" office:value="0.525" calcext:value-type="float">
            <text:p>0,525</text:p>
          </table:table-cell>
          <table:table-cell table:number-columns-repeated="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42];&quot;1&quot;)/[.A42]" office:value-type="float" office:value="0.51219512195122" calcext:value-type="float">
            <text:p>0,512195122</text:p>
          </table:table-cell>
          <table:table-cell table:number-columns-repeated="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43];&quot;1&quot;)/[.A43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44];&quot;1&quot;)/[.A44]" office:value-type="float" office:value="0.511627906976744" calcext:value-type="float">
            <text:p>0,511627907</text:p>
          </table:table-cell>
          <table:table-cell table:number-columns-repeated="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45];&quot;1&quot;)/[.A45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46];&quot;1&quot;)/[.A46]" office:value-type="float" office:value="0.488888888888889" calcext:value-type="float">
            <text:p>0,4888888889</text:p>
          </table:table-cell>
          <table:table-cell table:number-columns-repeated="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47];&quot;1&quot;)/[.A47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48];&quot;1&quot;)/[.A48]" office:value-type="float" office:value="0.48936170212766" calcext:value-type="float">
            <text:p>0,4893617021</text:p>
          </table:table-cell>
          <table:table-cell table:number-columns-repeated="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49];&quot;1&quot;)/[.A49]" office:value-type="float" office:value="0.479166666666667" calcext:value-type="float">
            <text:p>0,4791666667</text:p>
          </table:table-cell>
          <table:table-cell table:number-columns-repeated="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50];&quot;1&quot;)/[.A50]" office:value-type="float" office:value="0.489795918367347" calcext:value-type="float">
            <text:p>0,4897959184</text:p>
          </table:table-cell>
          <table:table-cell table:number-columns-repeated="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51];&quot;1&quot;)/[.A51]" office:value-type="float" office:value="0.48" calcext:value-type="float">
            <text:p>0,48</text:p>
          </table:table-cell>
          <table:table-cell table:number-columns-repeated="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52];&quot;1&quot;)/[.A52]" office:value-type="float" office:value="0.490196078431373" calcext:value-type="float">
            <text:p>0,4901960784</text:p>
          </table:table-cell>
          <table:table-cell table:number-columns-repeated="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53];&quot;1&quot;)/[.A53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54];&quot;1&quot;)/[.A54]" office:value-type="float" office:value="0.490566037735849" calcext:value-type="float">
            <text:p>0,4905660377</text:p>
          </table:table-cell>
          <table:table-cell table:number-columns-repeated="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55];&quot;1&quot;)/[.A55]" office:value-type="float" office:value="0.481481481481481" calcext:value-type="float">
            <text:p>0,4814814815</text:p>
          </table:table-cell>
          <table:table-cell table:number-columns-repeated="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56];&quot;1&quot;)/[.A56]" office:value-type="float" office:value="0.490909090909091" calcext:value-type="float">
            <text:p>0,4909090909</text:p>
          </table:table-cell>
          <table:table-cell table:number-columns-repeated="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57];&quot;1&quot;)/[.A57]" office:value-type="float" office:value="0.482142857142857" calcext:value-type="float">
            <text:p>0,4821428571</text:p>
          </table:table-cell>
          <table:table-cell table:number-columns-repeated="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58];&quot;1&quot;)/[.A58]" office:value-type="float" office:value="0.473684210526316" calcext:value-type="float">
            <text:p>0,4736842105</text:p>
          </table:table-cell>
          <table:table-cell table:number-columns-repeated="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59];&quot;1&quot;)/[.A59]" office:value-type="float" office:value="0.482758620689655" calcext:value-type="float">
            <text:p>0,4827586207</text:p>
          </table:table-cell>
          <table:table-cell table:number-columns-repeated="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60];&quot;1&quot;)/[.A60]" office:value-type="float" office:value="0.491525423728814" calcext:value-type="float">
            <text:p>0,4915254237</text:p>
          </table:table-cell>
          <table:table-cell table:number-columns-repeated="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61];&quot;1&quot;)/[.A61]" office:value-type="float" office:value="0.483333333333333" calcext:value-type="float">
            <text:p>0,4833333333</text:p>
          </table:table-cell>
          <table:table-cell table:number-columns-repeated="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62];&quot;1&quot;)/[.A62]" office:value-type="float" office:value="0.475409836065574" calcext:value-type="float">
            <text:p>0,4754098361</text:p>
          </table:table-cell>
          <table:table-cell table:number-columns-repeated="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63];&quot;1&quot;)/[.A63]" office:value-type="float" office:value="0.483870967741936" calcext:value-type="float">
            <text:p>0,4838709677</text:p>
          </table:table-cell>
          <table:table-cell table:number-columns-repeated="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64];&quot;1&quot;)/[.A64]" office:value-type="float" office:value="0.476190476190476" calcext:value-type="float">
            <text:p>0,4761904762</text:p>
          </table:table-cell>
          <table:table-cell table:number-columns-repeated="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65];&quot;1&quot;)/[.A65]" office:value-type="float" office:value="0.484375" calcext:value-type="float">
            <text:p>0,484375</text:p>
          </table:table-cell>
          <table:table-cell table:number-columns-repeated="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66];&quot;1&quot;)/[.A66]" office:value-type="float" office:value="0.492307692307692" calcext:value-type="float">
            <text:p>0,4923076923</text:p>
          </table:table-cell>
          <table:table-cell table:number-columns-repeated="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67];&quot;1&quot;)/[.A67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68];&quot;1&quot;)/[.A68]" office:value-type="float" office:value="0.507462686567164" calcext:value-type="float">
            <text:p>0,5074626866</text:p>
          </table:table-cell>
          <table:table-cell table:number-columns-repeated="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69];&quot;1&quot;)/[.A69]" office:value-type="float" office:value="0.514705882352941" calcext:value-type="float">
            <text:p>0,5147058824</text:p>
          </table:table-cell>
          <table:table-cell table:number-columns-repeated="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70];&quot;1&quot;)/[.A70]" office:value-type="float" office:value="0.507246376811594" calcext:value-type="float">
            <text:p>0,5072463768</text:p>
          </table:table-cell>
          <table:table-cell table:number-columns-repeated="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71];&quot;1&quot;)/[.A71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72];&quot;1&quot;)/[.A72]" office:value-type="float" office:value="0.507042253521127" calcext:value-type="float">
            <text:p>0,5070422535</text:p>
          </table:table-cell>
          <table:table-cell table:number-columns-repeated="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73];&quot;1&quot;)/[.A73]" office:value-type="float" office:value="0.513888888888889" calcext:value-type="float">
            <text:p>0,5138888889</text:p>
          </table:table-cell>
          <table:table-cell table:number-columns-repeated="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74];&quot;1&quot;)/[.A74]" office:value-type="float" office:value="0.520547945205479" calcext:value-type="float">
            <text:p>0,5205479452</text:p>
          </table:table-cell>
          <table:table-cell table:number-columns-repeated="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75];&quot;1&quot;)/[.A75]" office:value-type="float" office:value="0.513513513513513" calcext:value-type="float">
            <text:p>0,5135135135</text:p>
          </table:table-cell>
          <table:table-cell table:number-columns-repeated="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76];&quot;1&quot;)/[.A76]" office:value-type="float" office:value="0.506666666666667" calcext:value-type="float">
            <text:p>0,5066666667</text:p>
          </table:table-cell>
          <table:table-cell table:number-columns-repeated="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77];&quot;1&quot;)/[.A77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78];&quot;1&quot;)/[.A78]" office:value-type="float" office:value="0.493506493506493" calcext:value-type="float">
            <text:p>0,4935064935</text:p>
          </table:table-cell>
          <table:table-cell table:number-columns-repeated="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79];&quot;1&quot;)/[.A79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80];&quot;1&quot;)/[.A80]" office:value-type="float" office:value="0.506329113924051" calcext:value-type="float">
            <text:p>0,5063291139</text:p>
          </table:table-cell>
          <table:table-cell table:number-columns-repeated="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81];&quot;1&quot;)/[.A81]" office:value-type="float" office:value="0.5125" calcext:value-type="float">
            <text:p>0,5125</text:p>
          </table:table-cell>
          <table:table-cell table:number-columns-repeated="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82];&quot;1&quot;)/[.A82]" office:value-type="float" office:value="0.506172839506173" calcext:value-type="float">
            <text:p>0,5061728395</text:p>
          </table:table-cell>
          <table:table-cell table:number-columns-repeated="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83];&quot;1&quot;)/[.A83]" office:value-type="float" office:value="0.51219512195122" calcext:value-type="float">
            <text:p>0,512195122</text:p>
          </table:table-cell>
          <table:table-cell table:number-columns-repeated="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84];&quot;1&quot;)/[.A84]" office:value-type="float" office:value="0.506024096385542" calcext:value-type="float">
            <text:p>0,5060240964</text:p>
          </table:table-cell>
          <table:table-cell table:number-columns-repeated="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85];&quot;1&quot;)/[.A85]" office:value-type="float" office:value="0.511904761904762" calcext:value-type="float">
            <text:p>0,5119047619</text:p>
          </table:table-cell>
          <table:table-cell table:number-columns-repeated="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86];&quot;1&quot;)/[.A86]" office:value-type="float" office:value="0.505882352941176" calcext:value-type="float">
            <text:p>0,5058823529</text:p>
          </table:table-cell>
          <table:table-cell table:number-columns-repeated="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87];&quot;1&quot;)/[.A87]" office:value-type="float" office:value="0.511627906976744" calcext:value-type="float">
            <text:p>0,511627907</text:p>
          </table:table-cell>
          <table:table-cell table:number-columns-repeated="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88];&quot;1&quot;)/[.A88]" office:value-type="float" office:value="0.505747126436782" calcext:value-type="float">
            <text:p>0,5057471264</text:p>
          </table:table-cell>
          <table:table-cell table:number-columns-repeated="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89];&quot;1&quot;)/[.A89]" office:value-type="float" office:value="0.511363636363636" calcext:value-type="float">
            <text:p>0,5113636364</text:p>
          </table:table-cell>
          <table:table-cell table:number-columns-repeated="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90];&quot;1&quot;)/[.A90]" office:value-type="float" office:value="0.51685393258427" calcext:value-type="float">
            <text:p>0,5168539326</text:p>
          </table:table-cell>
          <table:table-cell table:number-columns-repeated="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91];&quot;1&quot;)/[.A91]" office:value-type="float" office:value="0.511111111111111" calcext:value-type="float">
            <text:p>0,5111111111</text:p>
          </table:table-cell>
          <table:table-cell table:number-columns-repeated="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92];&quot;1&quot;)/[.A92]" office:value-type="float" office:value="0.505494505494506" calcext:value-type="float">
            <text:p>0,5054945055</text:p>
          </table:table-cell>
          <table:table-cell table:number-columns-repeated="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93];&quot;1&quot;)/[.A93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94];&quot;1&quot;)/[.A94]" office:value-type="float" office:value="0.494623655913979" calcext:value-type="float">
            <text:p>0,4946236559</text:p>
          </table:table-cell>
          <table:table-cell table:number-columns-repeated="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95];&quot;1&quot;)/[.A95]" office:value-type="float" office:value="0.48936170212766" calcext:value-type="float">
            <text:p>0,4893617021</text:p>
          </table:table-cell>
          <table:table-cell table:number-columns-repeated="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96];&quot;1&quot;)/[.A96]" office:value-type="float" office:value="0.494736842105263" calcext:value-type="float">
            <text:p>0,4947368421</text:p>
          </table:table-cell>
          <table:table-cell table:number-columns-repeated="4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97];&quot;1&quot;)/[.A97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98];&quot;1&quot;)/[.A98]" office:value-type="float" office:value="0.494845360824742" calcext:value-type="float">
            <text:p>0,4948453608</text:p>
          </table:table-cell>
          <table:table-cell table:number-columns-repeated="4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99];&quot;1&quot;)/[.A99]" office:value-type="float" office:value="0.489795918367347" calcext:value-type="float">
            <text:p>0,4897959184</text:p>
          </table:table-cell>
          <table:table-cell table:number-columns-repeated="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00];&quot;1&quot;)/[.A100]" office:value-type="float" office:value="0.484848484848485" calcext:value-type="float">
            <text:p>0,4848484848</text:p>
          </table:table-cell>
          <table:table-cell table:number-columns-repeated="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01];&quot;1&quot;)/[.A101]" office:value-type="float" office:value="0.48" calcext:value-type="float">
            <text:p>0,48</text:p>
          </table:table-cell>
          <table:table-cell table:number-columns-repeated="4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02];&quot;1&quot;)/[.A102]" office:value-type="float" office:value="0.485148514851485" calcext:value-type="float">
            <text:p>0,4851485149</text:p>
          </table:table-cell>
          <table:table-cell table:number-columns-repeated="4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03];&quot;1&quot;)/[.A103]" office:value-type="float" office:value="0.490196078431373" calcext:value-type="float">
            <text:p>0,4901960784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04];&quot;1&quot;)/[.A104]" office:value-type="float" office:value="0.495145631067961" calcext:value-type="float">
            <text:p>0,4951456311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05];&quot;1&quot;)/[.A105]" office:value-type="float" office:value="0.490384615384615" calcext:value-type="float">
            <text:p>0,4903846154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06];&quot;1&quot;)/[.A106]" office:value-type="float" office:value="0.485714285714286" calcext:value-type="float">
            <text:p>0,4857142857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07];&quot;1&quot;)/[.A107]" office:value-type="float" office:value="0.481132075471698" calcext:value-type="float">
            <text:p>0,4811320755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08];&quot;1&quot;)/[.A108]" office:value-type="float" office:value="0.476635514018692" calcext:value-type="float">
            <text:p>0,476635514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09];&quot;1&quot;)/[.A109]" office:value-type="float" office:value="0.472222222222222" calcext:value-type="float">
            <text:p>0,4722222222</text:p>
          </table:table-cell>
          <table:table-cell table:number-columns-repeated="4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10];&quot;1&quot;)/[.A110]" office:value-type="float" office:value="0.477064220183486" calcext:value-type="float">
            <text:p>0,4770642202</text:p>
          </table:table-cell>
          <table:table-cell table:number-columns-repeated="4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11];&quot;1&quot;)/[.A111]" office:value-type="float" office:value="0.472727272727273" calcext:value-type="float">
            <text:p>0,4727272727</text:p>
          </table:table-cell>
          <table:table-cell table:number-columns-repeated="4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12];&quot;1&quot;)/[.A112]" office:value-type="float" office:value="0.477477477477478" calcext:value-type="float">
            <text:p>0,4774774775</text:p>
          </table:table-cell>
          <table:table-cell table:number-columns-repeated="4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13];&quot;1&quot;)/[.A113]" office:value-type="float" office:value="0.482142857142857" calcext:value-type="float">
            <text:p>0,4821428571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14];&quot;1&quot;)/[.A114]" office:value-type="float" office:value="0.486725663716814" calcext:value-type="float">
            <text:p>0,4867256637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15];&quot;1&quot;)/[.A115]" office:value-type="float" office:value="0.491228070175439" calcext:value-type="float">
            <text:p>0,4912280702</text:p>
          </table:table-cell>
          <table:table-cell table:number-columns-repeated="4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16];&quot;1&quot;)/[.A116]" office:value-type="float" office:value="0.495652173913043" calcext:value-type="float">
            <text:p>0,4956521739</text:p>
          </table:table-cell>
          <table:table-cell table:number-columns-repeated="4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17];&quot;1&quot;)/[.A117]" office:value-type="float" office:value="0.491379310344828" calcext:value-type="float">
            <text:p>0,4913793103</text:p>
          </table:table-cell>
          <table:table-cell table:number-columns-repeated="4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18];&quot;1&quot;)/[.A118]" office:value-type="float" office:value="0.487179487179487" calcext:value-type="float">
            <text:p>0,4871794872</text:p>
          </table:table-cell>
          <table:table-cell table:number-columns-repeated="4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19];&quot;1&quot;)/[.A119]" office:value-type="float" office:value="0.491525423728814" calcext:value-type="float">
            <text:p>0,4915254237</text:p>
          </table:table-cell>
          <table:table-cell table:number-columns-repeated="4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20];&quot;1&quot;)/[.A120]" office:value-type="float" office:value="0.495798319327731" calcext:value-type="float">
            <text:p>0,4957983193</text:p>
          </table:table-cell>
          <table:table-cell table:number-columns-repeated="4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21];&quot;1&quot;)/[.A121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22];&quot;1&quot;)/[.A122]" office:value-type="float" office:value="0.495867768595041" calcext:value-type="float">
            <text:p>0,4958677686</text:p>
          </table:table-cell>
          <table:table-cell table:number-columns-repeated="4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23];&quot;1&quot;)/[.A123]" office:value-type="float" office:value="0.491803278688525" calcext:value-type="float">
            <text:p>0,4918032787</text:p>
          </table:table-cell>
          <table:table-cell table:number-columns-repeated="4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24];&quot;1&quot;)/[.A124]" office:value-type="float" office:value="0.487804878048781" calcext:value-type="float">
            <text:p>0,487804878</text:p>
          </table:table-cell>
          <table:table-cell table:number-columns-repeated="4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25];&quot;1&quot;)/[.A125]" office:value-type="float" office:value="0.491935483870968" calcext:value-type="float">
            <text:p>0,4919354839</text:p>
          </table:table-cell>
          <table:table-cell table:number-columns-repeated="4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26];&quot;1&quot;)/[.A126]" office:value-type="float" office:value="0.488" calcext:value-type="float">
            <text:p>0,488</text:p>
          </table:table-cell>
          <table:table-cell table:number-columns-repeated="4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27];&quot;1&quot;)/[.A127]" office:value-type="float" office:value="0.492063492063492" calcext:value-type="float">
            <text:p>0,4920634921</text:p>
          </table:table-cell>
          <table:table-cell table:number-columns-repeated="4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28];&quot;1&quot;)/[.A128]" office:value-type="float" office:value="0.488188976377953" calcext:value-type="float">
            <text:p>0,4881889764</text:p>
          </table:table-cell>
          <table:table-cell table:number-columns-repeated="4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29];&quot;1&quot;)/[.A129]" office:value-type="float" office:value="0.484375" calcext:value-type="float">
            <text:p>0,484375</text:p>
          </table:table-cell>
          <table:table-cell table:number-columns-repeated="4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30];&quot;1&quot;)/[.A130]" office:value-type="float" office:value="0.488372093023256" calcext:value-type="float">
            <text:p>0,488372093</text:p>
          </table:table-cell>
          <table:table-cell table:number-columns-repeated="4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31];&quot;1&quot;)/[.A131]" office:value-type="float" office:value="0.484615384615385" calcext:value-type="float">
            <text:p>0,4846153846</text:p>
          </table:table-cell>
          <table:table-cell table:number-columns-repeated="4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32];&quot;1&quot;)/[.A132]" office:value-type="float" office:value="0.480916030534351" calcext:value-type="float">
            <text:p>0,4809160305</text:p>
          </table:table-cell>
          <table:table-cell table:number-columns-repeated="4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33];&quot;1&quot;)/[.A133]" office:value-type="float" office:value="0.477272727272727" calcext:value-type="float">
            <text:p>0,4772727273</text:p>
          </table:table-cell>
          <table:table-cell table:number-columns-repeated="4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34];&quot;1&quot;)/[.A134]" office:value-type="float" office:value="0.481203007518797" calcext:value-type="float">
            <text:p>0,4812030075</text:p>
          </table:table-cell>
          <table:table-cell table:number-columns-repeated="4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35];&quot;1&quot;)/[.A135]" office:value-type="float" office:value="0.477611940298507" calcext:value-type="float">
            <text:p>0,4776119403</text:p>
          </table:table-cell>
          <table:table-cell table:number-columns-repeated="4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36];&quot;1&quot;)/[.A136]" office:value-type="float" office:value="0.481481481481481" calcext:value-type="float">
            <text:p>0,4814814815</text:p>
          </table:table-cell>
          <table:table-cell table:number-columns-repeated="4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37];&quot;1&quot;)/[.A137]" office:value-type="float" office:value="0.485294117647059" calcext:value-type="float">
            <text:p>0,4852941176</text:p>
          </table:table-cell>
          <table:table-cell table:number-columns-repeated="4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38];&quot;1&quot;)/[.A138]" office:value-type="float" office:value="0.489051094890511" calcext:value-type="float">
            <text:p>0,4890510949</text:p>
          </table:table-cell>
          <table:table-cell table:number-columns-repeated="4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39];&quot;1&quot;)/[.A139]" office:value-type="float" office:value="0.485507246376812" calcext:value-type="float">
            <text:p>0,4855072464</text:p>
          </table:table-cell>
          <table:table-cell table:number-columns-repeated="4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40];&quot;1&quot;)/[.A140]" office:value-type="float" office:value="0.489208633093525" calcext:value-type="float">
            <text:p>0,4892086331</text:p>
          </table:table-cell>
          <table:table-cell table:number-columns-repeated="4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41];&quot;1&quot;)/[.A141]" office:value-type="float" office:value="0.485714285714286" calcext:value-type="float">
            <text:p>0,4857142857</text:p>
          </table:table-cell>
          <table:table-cell table:number-columns-repeated="4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42];&quot;1&quot;)/[.A142]" office:value-type="float" office:value="0.48936170212766" calcext:value-type="float">
            <text:p>0,4893617021</text:p>
          </table:table-cell>
          <table:table-cell table:number-columns-repeated="4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43];&quot;1&quot;)/[.A143]" office:value-type="float" office:value="0.485915492957747" calcext:value-type="float">
            <text:p>0,485915493</text:p>
          </table:table-cell>
          <table:table-cell table:number-columns-repeated="4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44];&quot;1&quot;)/[.A144]" office:value-type="float" office:value="0.48951048951049" calcext:value-type="float">
            <text:p>0,4895104895</text:p>
          </table:table-cell>
          <table:table-cell table:number-columns-repeated="4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45];&quot;1&quot;)/[.A145]" office:value-type="float" office:value="0.493055555555556" calcext:value-type="float">
            <text:p>0,4930555556</text:p>
          </table:table-cell>
          <table:table-cell table:number-columns-repeated="4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46];&quot;1&quot;)/[.A146]" office:value-type="float" office:value="0.496551724137931" calcext:value-type="float">
            <text:p>0,4965517241</text:p>
          </table:table-cell>
          <table:table-cell table:number-columns-repeated="4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47];&quot;1&quot;)/[.A147]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48];&quot;1&quot;)/[.A148]" office:value-type="float" office:value="0.503401360544218" calcext:value-type="float">
            <text:p>0,5034013605</text:p>
          </table:table-cell>
          <table:table-cell table:number-columns-repeated="4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formula="of:=INT(2*RAND())" office:value-type="float" office:value="1" calcext:value-type="float">
            <text:p>1</text:p>
          </table:table-cell>
          <table:table-cell table:formula="of:=COUNTIF([.$B$2:.B149];&quot;1&quot;)/[.A149]" office:value-type="float" office:value="0.506756756756757" calcext:value-type="float">
            <text:p>0,5067567568</text:p>
          </table:table-cell>
          <table:table-cell table:number-columns-repeated="4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formula="of:=INT(2*RAND())" office:value-type="float" office:value="0" calcext:value-type="float">
            <text:p>0</text:p>
          </table:table-cell>
          <table:table-cell table:formula="of:=COUNTIF([.$B$2:.B150];&quot;1&quot;)/[.A150]" office:value-type="float" office:value="0.503355704697987" calcext:value-type="float">
            <text:p>0,50335570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2:06:24.997638330</meta:creation-date>
    <dc:date>2016-11-05T22:36:05.578806961</dc:date>
    <meta:editing-duration>PT19M17S</meta:editing-duration>
    <meta:editing-cycles>4</meta:editing-cycles>
    <meta:generator>LibreOffice/5.1.4.2$Linux_X86_64 LibreOffice_project/10m0$Build-2</meta:generator>
    <meta:document-statistic meta:table-count="1" meta:cell-count="458" meta:object-count="0"/>
  </office:meta>
</office:document-meta>
</file>